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" svg:font-family="Alegreya" style:font-pitch="variable"/>
    <style:font-face style:name="Alegreya Sans" svg:font-family="'Alegrey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32cm" draw:marker-end-width="0.432cm" draw:fill="solid" draw:fill-color="#729fcf" draw:opacity="50%" draw:textarea-horizontal-align="justify" draw:textarea-vertical-align="middle" draw:auto-grow-height="false" fo:min-height="1.72cm" fo:min-width="1.47cm" fo:padding-top="0.201cm" fo:padding-bottom="0.201cm" fo:padding-left="0.326cm" fo:padding-right="0.326cm" draw:shadow-opacity="50%"/>
      <style:paragraph-properties style:writing-mode="lr-tb"/>
    </style:style>
    <style:style style:name="gr2" style:family="graphic" style:parent-style-name="standard">
      <style:graphic-properties svg:stroke-width="0.152cm" draw:marker-start-width="0.432cm" draw:marker-end-width="0.432cm" draw:fill="solid" draw:fill-color="#729fcf" draw:opacity="50%" draw:textarea-horizontal-align="justify" draw:textarea-vertical-align="middle" draw:auto-grow-height="false" fo:min-height="3.842cm" fo:min-width="3.592cm" fo:padding-top="0.201cm" fo:padding-bottom="0.201cm" fo:padding-left="0.326cm" fo:padding-right="0.326cm" draw:shadow-opacity="50%"/>
      <style:paragraph-properties style:writing-mode="lr-tb"/>
    </style:style>
    <style:style style:name="gr3" style:family="graphic" style:parent-style-name="standard">
      <style:graphic-properties svg:stroke-width="0.152cm" svg:stroke-color="#168253" draw:marker-start-width="0.432cm" draw:marker-end-width="0.432cm" draw:fill="solid" draw:fill-color="#50938a" draw:opacity="50%" draw:textarea-horizontal-align="justify" draw:textarea-vertical-align="middle" draw:auto-grow-height="false" fo:min-height="10.206cm" fo:min-width="9.956cm" fo:padding-top="0.201cm" fo:padding-bottom="0.201cm" fo:padding-left="0.326cm" fo:padding-right="0.326cm" draw:shadow-opacity="50%"/>
      <style:paragraph-properties style:writing-mode="lr-tb"/>
    </style:style>
    <style:style style:name="gr4" style:family="graphic" style:parent-style-name="standard">
      <style:graphic-properties svg:stroke-width="0.152cm" draw:marker-start-width="0.432cm" draw:marker-end-width="0.432cm" draw:fill="solid" draw:fill-color="#729fcf" draw:opacity="50%" draw:textarea-horizontal-align="justify" draw:textarea-vertical-align="middle" draw:auto-grow-height="false" fo:min-height="6.67cm" fo:min-width="6.42cm" fo:padding-top="0.201cm" fo:padding-bottom="0.201cm" fo:padding-left="0.326cm" fo:padding-right="0.326cm" draw:shadow-opacity="5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50%"/>
      <style:paragraph-properties fo:text-align="center"/>
      <style:text-properties style:font-name="Alegreya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729fcf" draw:opacity="50%"/>
      <style:paragraph-properties fo:text-align="center"/>
      <style:text-properties style:font-name="Alegreya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solid" draw:fill-color="#50938a" draw:opacity="50%"/>
      <style:paragraph-properties fo:text-align="center"/>
      <style:text-properties style:font-name="Alegreya" fo:font-size="40pt" style:font-size-asian="40pt" style:font-size-complex="40pt"/>
    </style:style>
    <style:style style:name="P6" style:family="paragraph">
      <loext:graphic-properties draw:fill="solid" draw:fill-color="#729fcf" draw:opacity="50%"/>
      <style:paragraph-properties fo:text-align="center"/>
      <style:text-properties style:font-name="Alegreya" fo:font-size="36pt" style:font-size-asian="36pt" style:font-size-complex="36pt"/>
    </style:style>
    <style:style style:name="T1" style:family="text">
      <style:text-properties style:font-name="Alegrey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legreya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Alegreya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Alegreya" fo:font-size="40pt" style:font-size-asian="40pt" style:font-size-complex="40pt"/>
    </style:style>
    <style:style style:name="T5" style:family="text">
      <style:text-properties style:font-name="Alegreya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Alegreya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7.2cm" svg:y="9.4cm">
          <text:p text:style-name="P1"><text:span text:style-name="T1">MI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cm" svg:height="6cm" svg:x="7.2cm" svg:y="8cm">
          <text:p text:style-name="P3"><text:span text:style-name="T2">MusicXML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5cm" svg:height="15cm" svg:x="13.5cm" svg:y="3.5cm">
          <text:p text:style-name="P1"><text:span text:style-name="T3">TEI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0cm" svg:height="10cm" svg:x="7.2cm" svg:y="6cm">
          <text:p text:style-name="P1"><text:span text:style-name="T5"><text:s text:c="2"/></text:span><text:span text:style-name="T5">MEI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" svg:font-family="Alegreya" style:font-pitch="variable"/>
    <style:font-face style:name="Alegreya Sans" svg:font-family="'Alegreya Sans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of Schöch</meta:initial-creator>
    <meta:creation-date>2022-01-12T15:33:44.749679896</meta:creation-date>
    <dc:date>2022-01-12T15:46:08.150482089</dc:date>
    <dc:creator>Christof Schöch</dc:creator>
    <meta:editing-duration>PT1M13S</meta:editing-duration>
    <meta:editing-cycles>1</meta:editing-cycles>
    <meta:document-statistic meta:object-count="4"/>
    <meta:generator>LibreOffice/7.2.3.2$Linux_X86_64 LibreOffice_project/20$Build-2</meta:generator>
  </office:meta>
</office:document-meta>
</file>